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6.36pt"/>
    </style:style>
    <style:style style:name="co3" style:family="table-column">
      <style:table-column-properties fo:break-before="auto" style:column-width="9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73" calcext:value-type="float">
            <text:p>1.73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.73" calcext:value-type="float">
            <text:p>1.73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TARGET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4" office:value-type="string" calcext:value-type="string">
            <text:p>F1 = X1**2</text:p>
          </table:table-cell>
          <table:table-cell table:style-name="ce4" office:value-type="string" calcext:value-type="string">
            <text:p>F2 = X2**2</text:p>
          </table:table-cell>
          <table:table-cell table:style-name="ce4" office:value-type="string" calcext:value-type="string">
            <text:p>F3 = X3**2</text:p>
          </table:table-cell>
          <table:table-cell table:style-name="ce1" office:value-type="string" calcext:value-type="string">
            <text:p>S1 = SQRT(F1+F3)</text:p>
          </table:table-cell>
          <table:table-cell table:style-name="ce1" office:value-type="string" calcext:value-type="string">
            <text:p>D = SQRT(S1+F2)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(VLOOKUP([.$F$12];[.$A$13:.$D$20];2;0) - [.B14])^2" office:value-type="float" office:value="1" calcext:value-type="float">
            <text:p>1</text:p>
          </table:table-cell>
          <table:table-cell table:style-name="ce5" table:formula="of:=(VLOOKUP([.$F$12];[.$A$13:.$D$20];3;0) - [.C14])^2" office:value-type="float" office:value="4" calcext:value-type="float">
            <text:p>4</text:p>
          </table:table-cell>
          <table:table-cell table:style-name="ce5" table:formula="of:=(VLOOKUP([.$F$12];[.$A$13:.$D$20];4;0) - [.D14])^2" office:value-type="float" office:value="1" calcext:value-type="float">
            <text:p>1</text:p>
          </table:table-cell>
          <table:table-cell table:style-name="ce6" table:formula="of:=SQRT([.E14]+[.G14])" office:value-type="float" office:value="1.4142135623731" calcext:value-type="float">
            <text:p>1.4142135623731</text:p>
          </table:table-cell>
          <table:table-cell table:style-name="ce7" table:formula="of:=SQRT([.H14]+[.F14])" office:value-type="float" office:value="2.32684626960465" calcext:value-type="float">
            <text:p>2.33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formula="of:=(VLOOKUP([.$F$12];[.$A$13:.$D$20];2;0) - [.B15])^2" office:value-type="float" office:value="1" calcext:value-type="float">
            <text:p>1</text:p>
          </table:table-cell>
          <table:table-cell table:style-name="ce5" table:formula="of:=(VLOOKUP([.$F$12];[.$A$13:.$D$20];3;0) - [.C15])^2" office:value-type="float" office:value="1" calcext:value-type="float">
            <text:p>1</text:p>
          </table:table-cell>
          <table:table-cell table:style-name="ce5" table:formula="of:=(VLOOKUP([.$F$12];[.$A$13:.$D$20];4;0) - [.D15])^2" office:value-type="float" office:value="1" calcext:value-type="float">
            <text:p>1</text:p>
          </table:table-cell>
          <table:table-cell table:style-name="ce7" table:formula="of:=SQRT([.E15]+[.G15])" office:value-type="float" office:value="1.4142135623731" calcext:value-type="float">
            <text:p>1.41</text:p>
          </table:table-cell>
          <table:table-cell table:style-name="ce7" table:formula="of:=SQRT([.H15]+[.F15])" office:value-type="float" office:value="1.55377397403004" calcext:value-type="float">
            <text:p>1.5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(VLOOKUP([.$F$12];[.$A$13:.$D$20];2;0) - [.B16])^2" office:value-type="float" office:value="1" calcext:value-type="float">
            <text:p>1</text:p>
          </table:table-cell>
          <table:table-cell table:style-name="ce5" table:formula="of:=(VLOOKUP([.$F$12];[.$A$13:.$D$20];3;0) - [.C16])^2" office:value-type="float" office:value="0" calcext:value-type="float">
            <text:p>0</text:p>
          </table:table-cell>
          <table:table-cell table:style-name="ce5" table:formula="of:=(VLOOKUP([.$F$12];[.$A$13:.$D$20];4;0) - [.D16])^2" office:value-type="float" office:value="4" calcext:value-type="float">
            <text:p>4</text:p>
          </table:table-cell>
          <table:table-cell table:style-name="ce7" table:formula="of:=SQRT([.E16]+[.G16])" office:value-type="float" office:value="2.23606797749979" calcext:value-type="float">
            <text:p>2.24</text:p>
          </table:table-cell>
          <table:table-cell table:style-name="ce7" table:formula="of:=SQRT([.H16]+[.F16])" office:value-type="float" office:value="1.49534878122122" calcext:value-type="float">
            <text:p>1.5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(VLOOKUP([.$F$12];[.$A$13:.$D$20];2;0) - [.B17])^2" office:value-type="float" office:value="1" calcext:value-type="float">
            <text:p>1</text:p>
          </table:table-cell>
          <table:table-cell table:style-name="ce5" table:formula="of:=(VLOOKUP([.$F$12];[.$A$13:.$D$20];3;0) - [.C17])^2" office:value-type="float" office:value="0" calcext:value-type="float">
            <text:p>0</text:p>
          </table:table-cell>
          <table:table-cell table:style-name="ce5" table:formula="of:=(VLOOKUP([.$F$12];[.$A$13:.$D$20];4;0) - [.D17])^2" office:value-type="float" office:value="1" calcext:value-type="float">
            <text:p>1</text:p>
          </table:table-cell>
          <table:table-cell table:style-name="ce7" table:formula="of:=SQRT([.E17]+[.G17])" office:value-type="float" office:value="1.4142135623731" calcext:value-type="float">
            <text:p>1.41</text:p>
          </table:table-cell>
          <table:table-cell table:style-name="ce7" table:formula="of:=SQRT([.H17]+[.F17])" office:value-type="float" office:value="1.18920711500272" calcext:value-type="float">
            <text:p>1.19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.00</text:p>
          </table:table-cell>
          <table:table-cell table:style-name="ce5" table:formula="of:=(VLOOKUP([.$F$12];[.$A$13:.$D$20];2;0) - [.B18])^2" office:value-type="float" office:value="4" calcext:value-type="float">
            <text:p>4</text:p>
          </table:table-cell>
          <table:table-cell table:style-name="ce5" table:formula="of:=(VLOOKUP([.$F$12];[.$A$13:.$D$20];3;0) - [.C18])^2" office:value-type="float" office:value="1" calcext:value-type="float">
            <text:p>1</text:p>
          </table:table-cell>
          <table:table-cell table:style-name="ce5" table:formula="of:=(VLOOKUP([.$F$12];[.$A$13:.$D$20];4;0) - [.D18])^2" office:value-type="float" office:value="0" calcext:value-type="float">
            <text:p>0</text:p>
          </table:table-cell>
          <table:table-cell table:style-name="ce7" table:formula="of:=SQRT([.E18]+[.G18])" office:value-type="float" office:value="2" calcext:value-type="float">
            <text:p>2.00</text:p>
          </table:table-cell>
          <table:table-cell table:style-name="ce7" table:formula="of:=SQRT([.H18]+[.F18])" office:value-type="float" office:value="1.73205080756888" calcext:value-type="float">
            <text:p>1.73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5" table:formula="of:=(VLOOKUP([.$F$12];[.$A$13:.$D$20];2;0) - [.B19])^2" office:value-type="float" office:value="0" calcext:value-type="float">
            <text:p>0</text:p>
          </table:table-cell>
          <table:table-cell table:style-name="ce5" table:formula="of:=(VLOOKUP([.$F$12];[.$A$13:.$D$20];3;0) - [.C19])^2" office:value-type="float" office:value="0" calcext:value-type="float">
            <text:p>0</text:p>
          </table:table-cell>
          <table:table-cell table:style-name="ce5" table:formula="of:=(VLOOKUP([.$F$12];[.$A$13:.$D$20];4;0) - [.D19])^2" office:value-type="float" office:value="0" calcext:value-type="float">
            <text:p>0</text:p>
          </table:table-cell>
          <table:table-cell table:style-name="ce7" table:formula="of:=SQRT([.E19]+[.G19])" office:value-type="float" office:value="0" calcext:value-type="float">
            <text:p>0.00</text:p>
          </table:table-cell>
          <table:table-cell table:style-name="ce7" table:formula="of:=SQRT([.H19]+[.F19])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5" table:formula="of:=(VLOOKUP([.$F$12];[.$A$13:.$D$20];2;0) - [.B20])^2" office:value-type="float" office:value="1" calcext:value-type="float">
            <text:p>1</text:p>
          </table:table-cell>
          <table:table-cell table:style-name="ce5" table:formula="of:=(VLOOKUP([.$F$12];[.$A$13:.$D$20];3;0) - [.C20])^2" office:value-type="float" office:value="1" calcext:value-type="float">
            <text:p>1</text:p>
          </table:table-cell>
          <table:table-cell table:style-name="ce5" table:formula="of:=(VLOOKUP([.$F$12];[.$A$13:.$D$20];4;0) - [.D20])^2" office:value-type="float" office:value="1" calcext:value-type="float">
            <text:p>1</text:p>
          </table:table-cell>
          <table:table-cell table:style-name="ce7" table:formula="of:=SQRT([.E20]+[.G20])" office:value-type="float" office:value="1.4142135623731" calcext:value-type="float">
            <text:p>1.41</text:p>
          </table:table-cell>
          <table:table-cell table:style-name="ce7" table:formula="of:=SQRT([.H20]+[.F20])" office:value-type="float" office:value="1.55377397403004" calcext:value-type="float">
            <text:p>1.5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rediction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8:Sheet1.H8">
            <calcext:color-scale>
              <calcext:color-scale-entry calcext:value="0" calcext:type="minimum" calcext:color="#00ffff"/>
              <calcext:color-scale-entry calcext:value="0" calcext:type="maximum" calcext:color="#a61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2" meta:object-count="0"/>
    <meta:generator>LibreOfficeDev/6.0.5.2$Linux_X86_64 LibreOffice_project/</meta:generator>
  </office:meta>
</office:document-meta>
</file>